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8cm" fo:min-width="0cm"/>
    </style:style>
    <style:style style:name="gr7" style:family="graphic" style:parent-style-name="standard">
      <style:graphic-properties draw:stroke="none" svg:stroke-color="#000000" draw:fill="none" draw:fill-color="#ffffff" fo:min-height="1.7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5000b"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c5000b" style:font-name="Symbol2" fo:font-size="32pt" style:font-name-asian="Symbol2" style:font-size-asian="32pt" style:font-name-complex="Symbol2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2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2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2" draw:text-style-name="P2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2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2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2" draw:text-style-name="P2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2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2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2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2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4" draw:text-style-name="P2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2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2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2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0.279cm" svg:y="1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1.479cm" svg:y="1.6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288cm" svg:height="1.728cm" svg:x="13.627cm" svg:y="1.076cm">
          <draw:text-box>
            <text:p><text:span text:style-name="T1">8</text:span></text:p>
          </draw:text-box>
        </draw:frame>
        <draw:frame draw:style-name="gr7" draw:text-style-name="P5" draw:layer="layout" svg:width="6.047cm" svg:height="1.987cm" svg:x="15.613cm" svg:y="1.402cm">
          <draw:text-box>
            <text:p text:style-name="P4"><text:span text:style-name="T2">L(5, {0,1,3,4,5}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7-08-30T09:09:35.410443913</dc:date>
    <meta:editing-duration>PT5H27M48S</meta:editing-duration>
    <meta:editing-cycles>14</meta:editing-cycles>
    <meta:generator>LibreOffice/5.1.6.2$Linux_X86_64 LibreOffice_project/10m0$Build-2</meta:generator>
    <meta:document-statistic meta:object-count="32"/>
  </office:meta>
</office:document-meta>
</file>